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text-properties fo:font-size="11pt" style:font-size-asian="11pt" style:font-size-complex="11pt"/>
    </style:style>
    <style:style style:name="P4" style:family="paragraph" style:parent-style-name="Standard">
      <style:text-properties fo:font-size="11pt" style:font-size-asian="11pt" style:font-size-complex="11pt"/>
    </style:style>
    <style:style style:name="P5" style:family="paragraph" style:parent-style-name="Standard" style:list-style-name="L1">
      <style:text-properties fo:font-size="11pt" style:font-size-asian="11pt" style:font-size-complex="11pt"/>
    </style:style>
    <style:style style:name="P6" style:family="paragraph" style:parent-style-name="Standard" style:list-style-name="L2">
      <style:text-properties fo:font-size="11pt" style:font-size-asian="11pt" style:font-size-complex="11pt"/>
    </style:style>
    <style:style style:name="P7" style:family="paragraph" style:parent-style-name="Standard" style:list-style-name="L3">
      <style:text-properties fo:font-size="11pt" style:font-size-asian="11pt" style:font-size-complex="11pt"/>
    </style:style>
    <style:style style:name="P8" style:family="paragraph" style:parent-style-name="Standard" style:list-style-name="L4">
      <style:text-properties fo:font-size="11pt" style:font-size-asian="11pt" style:font-size-complex="11pt"/>
    </style:style>
    <style:style style:name="P9" style:family="paragraph" style:parent-style-name="Standard" style:list-style-name="L5">
      <style:text-properties fo:font-size="11pt" style:font-size-asian="11pt" style:font-size-complex="11pt"/>
    </style:style>
    <style:style style:name="P10" style:family="paragraph" style:parent-style-name="Standard" style:list-style-name="L6">
      <style:text-properties fo:font-size="11pt" style:font-size-asian="11pt" style:font-size-complex="11pt"/>
    </style:style>
    <style:style style:name="P11" style:family="paragraph" style:parent-style-name="Standard" style:list-style-name="L7">
      <style:text-properties fo:font-size="11pt" style:font-size-asian="11pt" style:font-size-complex="11pt"/>
    </style:style>
    <style:style style:name="P12" style:family="paragraph" style:parent-style-name="Standard" style:list-style-name="L8">
      <style:text-properties fo:font-size="11pt" style:font-size-asian="11pt" style:font-size-complex="11pt"/>
    </style:style>
    <style:style style:name="P13" style:family="paragraph" style:parent-style-name="Standard" style:list-style-name="L9">
      <style:text-properties fo:font-size="11pt" style:font-size-asian="11pt" style:font-size-complex="11pt"/>
    </style:style>
    <style:style style:name="P14" style:family="paragraph" style:parent-style-name="Standard" style:list-style-name="L11">
      <style:text-properties fo:font-size="11pt" style:font-size-asian="11pt" style:font-size-complex="11pt"/>
    </style:style>
    <style:style style:name="P15" style:family="paragraph" style:parent-style-name="Standard" style:list-style-name="L12">
      <style:text-properties fo:font-size="11pt" style:font-size-asian="11pt" style:font-size-complex="11pt"/>
    </style:style>
    <style:style style:name="P16" style:family="paragraph" style:parent-style-name="Standard" style:list-style-name="L13">
      <style:text-properties fo:font-size="11pt" style:font-size-asian="11pt" style:font-size-complex="11pt"/>
    </style:style>
    <style:style style:name="P17" style:family="paragraph" style:parent-style-name="Standard" style:list-style-name="L14">
      <style:text-properties fo:font-size="11pt" style:font-size-asian="11pt" style:font-size-complex="11pt"/>
    </style:style>
    <style:style style:name="P18" style:family="paragraph" style:parent-style-name="Standard" style:list-style-name="L15">
      <style:text-properties fo:font-size="11pt" style:font-size-asian="11pt" style:font-size-complex="11pt"/>
    </style:style>
    <style:style style:name="P19" style:family="paragraph" style:parent-style-name="Standard" style:list-style-name="L16">
      <style:text-properties fo:font-size="11pt" style:font-size-asian="11pt" style:font-size-complex="11pt"/>
    </style:style>
    <style:style style:name="P20" style:family="paragraph" style:parent-style-name="Standard">
      <style:paragraph-properties fo:margin-left="0in" fo:margin-right="0in" fo:text-indent="1.0209in" style:auto-text-indent="false"/>
      <style:text-properties fo:font-size="11pt" style:font-size-asian="11pt" style:font-size-complex="11pt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425in" fo:text-indent="-0.25in" fo:margin-left="3.74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</text:list-level-style-number>
    </text:list-style>
    <text:list-style style:name="L1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tructure of Ajax Request and Responds for the Test Pages</text:p>
      <text:p text:style-name="Standard"/>
      <text:p text:style-name="Standard"/>
      <text:p text:style-name="P2">categorySelectionTest.php</text:p>
      <text:p text:style-name="P3"/>
      <text:list xml:id="list1928005702" text:style-name="L9">
        <text:list-item>
          <text:list>
            <text:list-item>
              <text:p text:style-name="P13">Data Structure:</text:p>
              <text:p text:style-name="P13"/>
            </text:list-item>
          </text:list>
        </text:list-item>
      </text:list>
      <text:p text:style-name="P20">$itemsArray=array(</text:p>
      <text:p text:style-name="P20"><text:tab/><text:tab/>array(</text:p>
      <text:p text:style-name="P20"><text:tab/><text:tab/><text:tab/>'id'=&gt;1,</text:p>
      <text:p text:style-name="P20"><text:tab/><text:tab/><text:tab/>'word'=&gt;'use',</text:p>
      <text:p text:style-name="P20"><text:tab/><text:tab/><text:tab/>'answer'=&gt;array('noun','verb')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word'=&gt;'water',</text:p>
      <text:p text:style-name="P20"><text:tab/><text:tab/><text:tab/>'answer'=&gt;array('noun','verb')</text:p>
      <text:p text:style-name="P20"><text:tab/><text:tab/>),</text:p>
      <text:p text:style-name="P20">);</text:p>
      <text:p text:style-name="P3"/>
      <text:list xml:id="list85199193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categorySelectionTest</text:p>
      <text:p text:style-name="P3"><text:tab/><text:tab/>itemId=1</text:p>
      <text:p text:style-name="P3"/>
      <text:list xml:id="list2114296366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771757541" text:style-name="L2">
        <text:list-item>
          <text:list>
            <text:list-item>
              <text:list>
                <text:list-item>
                  <text:p text:style-name="P6">{itemId:1,answer:["noun","verb"]}</text:p>
                  <text:p text:style-name="P6"/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englishWritingTest.php</text:p>
      <text:p text:style-name="P3"/>
      <text:list xml:id="list1493312147" text:style-name="L11">
        <text:list-item>
          <text:list>
            <text:list-item>
              <text:p text:style-name="P14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defination'=&gt;'mükemmel, kusursuz, harika',</text:p>
      <text:p text:style-name="P20"><text:tab/><text:tab/><text:tab/>'classes'=&gt;array('aj','n','v'),</text:p>
      <text:p text:style-name="P20"><text:tab/><text:tab/><text:tab/>'answer'=&gt;'perfect'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defination'=&gt;'su, sulamak',</text:p>
      <text:p text:style-name="P20"><text:tab/><text:tab/><text:tab/>'classes'=&gt;array('n','v'),</text:p>
      <text:p text:style-name="P20"><text:tab/><text:tab/><text:tab/>'answer'=&gt;'water'</text:p>
      <text:p text:style-name="P20"><text:tab/><text:tab/>),</text:p>
      <text:p text:style-name="P20"><text:tab/>);</text:p>
      <text:p text:style-name="P3"/>
      <text:list xml:id="list702966672" text:continue-list="list2114296366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englishWritingTest</text:p>
      <text:p text:style-name="P3"><text:tab/><text:tab/>itemId=1</text:p>
      <text:p text:style-name="P3"><text:tab/><text:tab/>answer=good</text:p>
      <text:p text:style-name="P3"/>
      <text:list xml:id="list1815182290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114000869" text:style-name="L3">
        <text:list-item>
          <text:list>
            <text:list-item>
              <text:list>
                <text:list-item>
                  <text:p text:style-name="P7">{itemId:2,result:true}</text:p>
                </text:list-item>
                <text:list-item>
                  <text:p text:style-name="P7">{itemId:1,result:false,answer:"perfect",correction:"good"}</text:p>
                </text:list-item>
              </text:list>
            </text:list-item>
          </text:list>
        </text:list-item>
      </text:list>
      <text:p text:style-name="P3"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entenceCompletionTest.php</text:p>
      <text:p text:style-name="P3"/>
      <text:list xml:id="list732829699" text:style-name="L12">
        <text:list-item>
          <text:list>
            <text:list-item>
              <text:p text:style-name="P15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sentence'=&gt;'Have you [...] been in Turkey?',</text:p>
      <text:p text:style-name="P20"><text:tab/><text:tab/><text:tab/>'clue'=&gt;array('go','are','ever','got'),</text:p>
      <text:p text:style-name="P20"><text:tab/><text:tab/><text:tab/>'answer'=&gt;'ever'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sentence'=&gt;'Did you [...] the idea?',</text:p>
      <text:p text:style-name="P20"><text:tab/><text:tab/><text:tab/>'clue'=&gt;array('get','never','even','go'),</text:p>
      <text:p text:style-name="P20"><text:tab/><text:tab/><text:tab/>'answer'=&gt;'get'</text:p>
      <text:p text:style-name="P20"><text:tab/><text:tab/>),</text:p>
      <text:p text:style-name="P20"><text:tab/>);</text:p>
      <text:p text:style-name="P3"/>
      <text:list xml:id="list807085411" text:continue-list="list1815182290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sentenceCompletionTest</text:p>
      <text:p text:style-name="P3"><text:tab/><text:tab/>itemId=1</text:p>
      <text:p text:style-name="P3"><text:tab/><text:tab/>answer=good</text:p>
      <text:p text:style-name="P3"/>
      <text:list xml:id="list939159642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466484934" text:style-name="L4">
        <text:list-item>
          <text:list>
            <text:list-item>
              <text:list>
                <text:list-item>
                  <text:p text:style-name="P8">{itemId:2,result:true}</text:p>
                </text:list-item>
                <text:list-item>
                  <text:p text:style-name="P8">{itemId:1,result:false,answer:"ever",correction:"good"}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synonymSelectionTest.php</text:p>
      <text:p text:style-name="P3"/>
      <text:list xml:id="list436637080" text:style-name="L13">
        <text:list-item>
          <text:list>
            <text:list-item>
              <text:p text:style-name="P16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word'=&gt;'excellent',</text:p>
      <text:p text:style-name="P20"><text:tab/><text:tab/><text:tab/>'synonyms'=&gt;array('outstanding','car','intensive','perfect'),</text:p>
      <text:p text:style-name="P20"><text:tab/><text:tab/><text:tab/>'answer'=&gt;array('outstanding','perfect')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word'=&gt;'perfect',</text:p>
      <text:p text:style-name="P20"><text:tab/><text:tab/><text:tab/>'synonyms'=&gt;array('hole','perfect','lady','speaker','gig'),</text:p>
      <text:p text:style-name="P20"><text:tab/><text:tab/><text:tab/>'answer'=&gt;array('perfect')</text:p>
      <text:p text:style-name="P20"><text:tab/><text:tab/>),</text:p>
      <text:p text:style-name="P20"><text:tab/>);</text:p>
      <text:p text:style-name="P3"/>
      <text:list xml:id="list1380605524" text:continue-list="list939159642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synonymSelectionTest</text:p>
      <text:p text:style-name="P3"><text:tab/><text:tab/>itemId=1</text:p>
      <text:p text:style-name="P3"/>
      <text:list xml:id="list1720718808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87768261" text:style-name="L5">
        <text:list-item>
          <text:list>
            <text:list-item>
              <text:list>
                <text:list-item>
                  <text:p text:style-name="P9">{itemId:1,answer:["outstanding","perfect"]}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turkishWritingTest.php</text:p>
      <text:p text:style-name="P3"/>
      <text:list xml:id="list354281687" text:style-name="L14">
        <text:list-item>
          <text:list>
            <text:list-item>
              <text:p text:style-name="P17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defination'=&gt;'perfect, elegant, excellent',</text:p>
      <text:p text:style-name="P20"><text:tab/><text:tab/><text:tab/>'classes'=&gt;array('aj','n','v'),</text:p>
      <text:p text:style-name="P20"><text:tab/><text:tab/><text:tab/>'answer'=&gt;'mükemmel'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defination'=&gt;'to water',</text:p>
      <text:p text:style-name="P20"><text:tab/><text:tab/><text:tab/>'classes'=&gt;array('n','v'),</text:p>
      <text:p text:style-name="P20"><text:tab/><text:tab/><text:tab/>'answer'=&gt;'sulamak'</text:p>
      <text:p text:style-name="P20"><text:tab/><text:tab/>),</text:p>
      <text:p text:style-name="P20"><text:tab/>);</text:p>
      <text:p text:style-name="P3"/>
      <text:list xml:id="list1845229687" text:continue-list="list1720718808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turkishWritingTest</text:p>
      <text:p text:style-name="P3"><text:tab/><text:tab/>itemId=1</text:p>
      <text:p text:style-name="P3"><text:tab/><text:tab/>answer=good</text:p>
      <text:p text:style-name="P3"/>
      <text:list xml:id="list1254228546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1370514097" text:style-name="L6">
        <text:list-item>
          <text:list>
            <text:list-item>
              <text:list>
                <text:list-item>
                  <text:p text:style-name="P10">{itemId:2,result:true}</text:p>
                </text:list-item>
                <text:list-item>
                  <text:p text:style-name="P10">{itemId:1,result:false,answer:"perfect",correction:"good"}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variationWritingTest.php</text:p>
      <text:p text:style-name="P3"/>
      <text:list xml:id="list206374069" text:style-name="L15">
        <text:list-item>
          <text:list>
            <text:list-item>
              <text:p text:style-name="P18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word'=&gt;'access',</text:p>
      <text:p text:style-name="P20"><text:tab/><text:tab/><text:tab/>'variations'=&gt;array(</text:p>
      <text:p text:style-name="P20"><text:tab/><text:tab/><text:tab/><text:tab/>'noun','verb','adjective'</text:p>
      <text:p text:style-name="P20"><text:tab/><text:tab/><text:tab/>),</text:p>
      <text:p text:style-name="P20"><text:tab/><text:tab/><text:tab/>'answer'=&gt;array(</text:p>
      <text:p text:style-name="P20"><text:tab/><text:tab/><text:tab/><text:tab/>array('noun','access'),</text:p>
      <text:p text:style-name="P20"><text:tab/><text:tab/><text:tab/><text:tab/>array('verb','access'),</text:p>
      <text:p text:style-name="P20"><text:tab/><text:tab/><text:tab/><text:tab/>array('adjective','accessible')</text:p>
      <text:p text:style-name="P20"><text:tab/><text:tab/><text:tab/>)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word'=&gt;'mean',</text:p>
      <text:p text:style-name="P20"><text:tab/><text:tab/><text:tab/>'variations'=&gt;array(</text:p>
      <text:p text:style-name="P20"><text:tab/><text:tab/><text:tab/><text:tab/>'noun','verb','adjective'</text:p>
      <text:p text:style-name="P20"><text:tab/><text:tab/><text:tab/>),</text:p>
      <text:p text:style-name="P20"><text:tab/><text:tab/><text:tab/>'answer'=&gt;array(</text:p>
      <text:p text:style-name="P20"><text:tab/><text:tab/><text:tab/><text:tab/>array('noun','meaning'),</text:p>
      <text:p text:style-name="P20"><text:tab/><text:tab/><text:tab/><text:tab/>array('verb','mean'),</text:p>
      <text:p text:style-name="P20"><text:tab/><text:tab/><text:tab/><text:tab/>array('adjective','meaningfull')</text:p>
      <text:p text:style-name="P20"><text:tab/><text:tab/><text:tab/>)</text:p>
      <text:p text:style-name="P20"><text:tab/><text:tab/>)</text:p>
      <text:p text:style-name="P20"><text:tab/>);</text:p>
      <text:p text:style-name="P3"/>
      <text:list xml:id="list1960536231" text:continue-list="list1254228546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variationWritingTest</text:p>
      <text:p text:style-name="P3"><text:tab/><text:tab/>itemId=1</text:p>
      <text:p text:style-name="P3"><text:tab/><text:tab/>variation[]=noun</text:p>
      <text:p text:style-name="P3"><text:tab/><text:tab/>answer[]=perfection</text:p>
      <text:p text:style-name="P3"><text:tab/><text:tab/>variation[]=adjective</text:p>
      <text:p text:style-name="P3"><text:tab/><text:tab/>answer[]=perfect</text:p>
      <text:p text:style-name="P3"/>
      <text:list xml:id="list1693442995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2163719023" text:style-name="L7">
        <text:list-item>
          <text:list>
            <text:list-item>
              <text:list>
                <text:list-item>
                  <text:p text:style-name="P11">{itemId:1,answer:[["noun","access"],["verb","access"],["adjective","accessible"]]}</text:p>
                </text:list-item>
              </text:list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voiceTest.php</text:p>
      <text:p text:style-name="P3"/>
      <text:list xml:id="list125908475" text:style-name="L16">
        <text:list-item>
          <text:list>
            <text:list-item>
              <text:p text:style-name="P19">Data Structure:</text:p>
            </text:list-item>
          </text:list>
        </text:list-item>
      </text:list>
      <text:p text:style-name="P3"/>
      <text:p text:style-name="P20"><text:tab/>$itemsArray=array(</text:p>
      <text:p text:style-name="P20"><text:tab/><text:tab/>array(</text:p>
      <text:p text:style-name="P20"><text:tab/><text:tab/><text:tab/>'id'=&gt;1,</text:p>
      <text:p text:style-name="P20"><text:tab/><text:tab/><text:tab/>'voice'=&gt;'',</text:p>
      <text:p text:style-name="P20"><text:tab/><text:tab/><text:tab/>'answer'=&gt;'perfect'</text:p>
      <text:p text:style-name="P20"><text:tab/><text:tab/>),</text:p>
      <text:p text:style-name="P20"><text:tab/><text:tab/>array(</text:p>
      <text:p text:style-name="P20"><text:tab/><text:tab/><text:tab/>'id'=&gt;2,</text:p>
      <text:p text:style-name="P20"><text:tab/><text:tab/><text:tab/>'voice'=&gt;'',</text:p>
      <text:p text:style-name="P20"><text:tab/><text:tab/><text:tab/>'answer'=&gt;'forget'</text:p>
      <text:p text:style-name="P20"><text:tab/><text:tab/>)</text:p>
      <text:p text:style-name="P20"><text:tab/>);</text:p>
      <text:p text:style-name="P3"/>
      <text:list xml:id="list1775129183" text:continue-list="list1693442995" text:style-name="L1">
        <text:list-item>
          <text:list>
            <text:list-item>
              <text:p text:style-name="P5">Ajax Request:</text:p>
            </text:list-item>
          </text:list>
        </text:list-item>
      </text:list>
      <text:p text:style-name="P3"><text:tab/><text:tab/></text:p>
      <text:p text:style-name="P3"><text:tab/><text:tab/>testName=voiceTest</text:p>
      <text:p text:style-name="P3"><text:tab/><text:tab/>itemId=1</text:p>
      <text:p text:style-name="P3"><text:tab/><text:tab/>answer=good</text:p>
      <text:p text:style-name="P3"/>
      <text:list xml:id="list1046920161" text:continue-numbering="true" text:style-name="L1">
        <text:list-item>
          <text:list>
            <text:list-item>
              <text:p text:style-name="P5">Expected Responds:</text:p>
            </text:list-item>
          </text:list>
        </text:list-item>
      </text:list>
      <text:p text:style-name="P3"/>
      <text:list xml:id="list162646702" text:style-name="L8">
        <text:list-item>
          <text:list>
            <text:list-item>
              <text:list>
                <text:list-item>
                  <text:p text:style-name="P12">{itemId:1,result:false,answer:"perfect",correction:"asd"}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dejavu sans mono" svg:font-family="'dejavu sans mono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rman Gülhan</meta:initial-creator>
    <meta:creation-date>2011-09-24T23:41:53</meta:creation-date>
    <dc:date>2011-09-25T00:30:52</dc:date>
    <dc:creator>Erman Gülhan</dc:creator>
    <meta:editing-duration>PT00H25M53S</meta:editing-duration>
    <meta:editing-cycles>3</meta:editing-cycles>
    <meta:generator>OpenOffice.org/3.2$Linux OpenOffice.org_project/320m12$Build-9483</meta:generator>
    <meta:document-statistic meta:table-count="0" meta:image-count="0" meta:object-count="0" meta:page-count="7" meta:paragraph-count="175" meta:word-count="244" meta:character-count="3286"/>
  </office:meta>
</office:document-meta>
</file>